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a_3a__20_identificações">
      <style:text-properties officeooo:paragraph-rsid="000e294c"/>
    </style:style>
    <style:style style:name="P2" style:family="paragraph" style:parent-style-name="Corpo_20_do_20_texto_3a__20_texto_20__28_geral_29_">
      <style:paragraph-properties fo:margin-left="0in" fo:margin-right="0in" fo:text-indent="0in" style:auto-text-indent="false"/>
    </style:style>
    <style:style style:name="P3" style:family="paragraph" style:parent-style-name="Corpo_20_do_20_texto_3a__20_texto_20__28_geral_29_">
      <style:paragraph-properties fo:margin-left="0in" fo:margin-right="0in" fo:text-indent="0in" style:auto-text-indent="false"/>
      <style:text-properties officeooo:paragraph-rsid="002704f8"/>
    </style:style>
    <style:style style:name="P4" style:family="paragraph" style:parent-style-name="Corpo_20_do_20_texto_3a__20_texto_20__28_geral_29_">
      <style:paragraph-properties fo:margin-left="0in" fo:margin-right="0in" fo:text-indent="0in" style:auto-text-indent="false"/>
      <style:text-properties officeooo:paragraph-rsid="002e122f"/>
    </style:style>
    <style:style style:name="P5" style:family="paragraph" style:parent-style-name="Corpo_20_do_20_texto_3a__20_texto_20__28_geral_29_">
      <style:paragraph-properties fo:margin-left="0in" fo:margin-right="0in" fo:text-indent="0in" style:auto-text-indent="false"/>
      <style:text-properties officeooo:paragraph-rsid="002e5df3"/>
    </style:style>
    <style:style style:name="P6" style:family="paragraph" style:parent-style-name="Corpo_20_do_20_texto_3a__20_texto_20__28_geral_29_">
      <style:paragraph-properties fo:margin-left="0in" fo:margin-right="0in" fo:text-indent="0in" style:auto-text-indent="false"/>
      <style:text-properties officeooo:rsid="002e5df3" officeooo:paragraph-rsid="002e5df3"/>
    </style:style>
    <style:style style:name="P7" style:family="paragraph" style:parent-style-name="Corpo_20_do_20_texto_3a__20_texto_20__28_geral_29_">
      <style:paragraph-properties fo:margin-left="0in" fo:margin-right="0in" fo:text-indent="0in" style:auto-text-indent="false"/>
      <style:text-properties fo:font-style="normal" officeooo:rsid="00666620" officeooo:paragraph-rsid="0067d6ac" style:font-style-asian="normal" style:font-style-complex="normal"/>
    </style:style>
    <style:style style:name="P8" style:family="paragraph" style:parent-style-name="Corpo_20_do_20_texto_3a__20_texto_20__28_geral_29_">
      <style:paragraph-properties fo:margin-left="0in" fo:margin-right="0in" fo:text-indent="0in" style:auto-text-indent="false"/>
      <style:text-properties officeooo:paragraph-rsid="0090ca5c"/>
    </style:style>
    <style:style style:name="P9" style:family="paragraph" style:parent-style-name="Corpo_20_do_20_texto_3a__20_texto_20__28_geral_29_">
      <style:paragraph-properties fo:margin-left="0in" fo:margin-right="0in" fo:text-indent="0in" style:auto-text-indent="false"/>
      <style:text-properties officeooo:paragraph-rsid="009efc48"/>
    </style:style>
    <style:style style:name="P10" style:family="paragraph" style:parent-style-name="Corpo_20_do_20_texto_3a__20_texto_20__28_geral_29_">
      <style:paragraph-properties fo:margin-left="0in" fo:margin-right="0in" fo:text-indent="0in" style:auto-text-indent="false"/>
      <style:text-properties officeooo:paragraph-rsid="00a572e0"/>
    </style:style>
    <style:style style:name="P11" style:family="paragraph" style:parent-style-name="Corpo_20_do_20_texto_3a__20_texto_20__28_geral_29_">
      <style:paragraph-properties fo:margin-left="0in" fo:margin-right="0in" fo:text-indent="0in" style:auto-text-indent="false"/>
      <style:text-properties officeooo:paragraph-rsid="00a586fc"/>
    </style:style>
    <style:style style:name="P12" style:family="paragraph" style:parent-style-name="Corpo_20_do_20_texto_3a__20_texto_20__28_geral_29_">
      <style:paragraph-properties fo:margin-left="0in" fo:margin-right="0in" fo:text-indent="0in" style:auto-text-indent="false"/>
      <style:text-properties officeooo:paragraph-rsid="00ad226d"/>
    </style:style>
    <style:style style:name="P13" style:family="paragraph" style:parent-style-name="Corpo_20_do_20_texto_3a__20_texto_20__28_geral_29_">
      <style:paragraph-properties fo:margin-left="0in" fo:margin-right="0in" fo:text-indent="0in" style:auto-text-indent="false"/>
      <style:text-properties officeooo:paragraph-rsid="00b1c4b8"/>
    </style:style>
    <style:style style:name="P14" style:family="paragraph" style:parent-style-name="Corpo_20_do_20_texto_3a__20_texto_20__28_geral_29_">
      <style:paragraph-properties fo:margin-left="0in" fo:margin-right="0in" fo:text-indent="0in" style:auto-text-indent="false"/>
      <style:text-properties officeooo:paragraph-rsid="00b3328a"/>
    </style:style>
    <style:style style:name="P15" style:family="paragraph" style:parent-style-name="Corpo_20_do_20_texto_3a__20_texto_20__28_geral_29_">
      <style:paragraph-properties fo:margin-left="0in" fo:margin-right="0in" fo:text-indent="0in" style:auto-text-indent="false"/>
      <style:text-properties officeooo:paragraph-rsid="00b52594"/>
    </style:style>
    <style:style style:name="P16" style:family="paragraph" style:parent-style-name="Corpo_20_do_20_texto_3a__20_texto_20__28_geral_29_">
      <style:paragraph-properties fo:margin-left="0in" fo:margin-right="0in" fo:text-indent="0in" style:auto-text-indent="false"/>
      <style:text-properties officeooo:paragraph-rsid="00b60bdd"/>
    </style:style>
    <style:style style:name="P17" style:family="paragraph" style:parent-style-name="Corpo_20_do_20_texto_3a__20_texto_20__28_geral_29_">
      <style:paragraph-properties fo:margin-left="0in" fo:margin-right="0in" fo:text-indent="0in" style:auto-text-indent="false"/>
      <style:text-properties officeooo:paragraph-rsid="00b71230"/>
    </style:style>
    <style:style style:name="P18" style:family="paragraph" style:parent-style-name="Corpo_20_do_20_texto_3a__20_texto_20__28_geral_29_">
      <style:paragraph-properties fo:margin-left="0in" fo:margin-right="0in" fo:text-indent="0in" style:auto-text-indent="false"/>
      <style:text-properties officeooo:paragraph-rsid="00b83572"/>
    </style:style>
    <style:style style:name="P19" style:family="paragraph" style:parent-style-name="Corpo_20_do_20_texto_3a__20_texto_20__28_geral_29_">
      <style:text-properties officeooo:paragraph-rsid="00366d36"/>
    </style:style>
    <style:style style:name="P20" style:family="paragraph" style:parent-style-name="Corpo_20_do_20_texto_3a__20_texto_20__28_geral_29_">
      <style:text-properties officeooo:paragraph-rsid="004e1dc4"/>
    </style:style>
    <style:style style:name="P21" style:family="paragraph" style:parent-style-name="Corpo_20_do_20_texto_3a__20_texto_20__28_geral_29_">
      <style:text-properties officeooo:paragraph-rsid="0053549c"/>
    </style:style>
    <style:style style:name="P22" style:family="paragraph" style:parent-style-name="Corpo_20_do_20_texto_3a__20_texto_20__28_geral_29_">
      <style:text-properties officeooo:paragraph-rsid="0056d595"/>
    </style:style>
    <style:style style:name="P23" style:family="paragraph" style:parent-style-name="Corpo_20_do_20_texto_3a__20_texto_20__28_geral_29_">
      <style:text-properties officeooo:paragraph-rsid="005f343b"/>
    </style:style>
    <style:style style:name="P24" style:family="paragraph" style:parent-style-name="Corpo_20_do_20_texto_3a__20_texto_20__28_geral_29_">
      <style:text-properties officeooo:paragraph-rsid="00a572e0"/>
    </style:style>
    <style:style style:name="P25" style:family="paragraph" style:parent-style-name="Listas_3a__20_titulos">
      <style:text-properties officeooo:paragraph-rsid="00115706"/>
    </style:style>
    <style:style style:name="P26" style:family="paragraph" style:parent-style-name="Capa_3a__20_identificações" style:master-page-name="TCC_20_Univás_3a__20_elementos_20_pré-textuais">
      <style:paragraph-properties style:page-number="auto"/>
    </style:style>
    <style:style style:name="P27" style:family="paragraph" style:parent-style-name="Capa_3a__20_identificações" style:master-page-name="TCC_20_Univás_3a__20_elementos_20_pré-textuais">
      <style:paragraph-properties style:page-number="1"/>
    </style:style>
    <style:style style:name="P28" style:family="paragraph" style:parent-style-name="Listas_3a__20_titulos" style:master-page-name="TCC_20_Univás_3a__20_elementos_20_pré-textuais">
      <style:paragraph-properties style:page-number="auto"/>
    </style:style>
    <style:style style:name="P29" style:family="paragraph" style:parent-style-name="Listas_3a__20_titulos" style:master-page-name="TCC_20_Univás_3a__20_elementos_20_pré-textuais">
      <style:paragraph-properties style:page-number="auto"/>
      <style:text-properties officeooo:rsid="00115706" officeooo:paragraph-rsid="00115706"/>
    </style:style>
    <style:style style:name="P30" style:family="paragraph" style:parent-style-name="Sumário_3a__20_título" style:master-page-name="TCC_20_Univás_3a__20_elementos_20_pré-textuais">
      <style:paragraph-properties style:page-number="auto"/>
    </style:style>
    <style:style style:name="P31" style:family="paragraph" style:parent-style-name="Sumário_3a__20_itens_20_nível_20_1">
      <style:paragraph-properties>
        <style:tab-stops>
          <style:tab-stop style:position="6.2992in" style:type="right" style:leader-style="dotted" style:leader-text="."/>
        </style:tab-stops>
      </style:paragraph-properties>
    </style:style>
    <style:style style:name="P32" style:family="paragraph" style:parent-style-name="Sumário_3a__20_itens_20_nível_20_2">
      <style:paragraph-properties>
        <style:tab-stops>
          <style:tab-stop style:position="6.1028in" style:type="right" style:leader-style="dotted" style:leader-text="."/>
        </style:tab-stops>
      </style:paragraph-properties>
    </style:style>
    <style:style style:name="P33" style:family="paragraph" style:parent-style-name="Corpo_20_do_20_texto_3a__20_título_20__28_geral_29_" style:master-page-name="TCC_20_Univás_3a__20_elementos_20_textuais_20__28_sem_20_núm._20_pág._29_">
      <style:paragraph-properties style:page-number="auto"/>
      <style:text-properties officeooo:rsid="009f4d12" officeooo:paragraph-rsid="009f4d12"/>
    </style:style>
    <style:style style:name="P34" style:family="paragraph" style:parent-style-name="Corpo_20_do_20_texto_3a__20_título_20__28_geral_29_" style:master-page-name="TCC_20_Univás_3a__20_elementos_20_textuais_20__28_sem_20_núm._20_pág._29_">
      <style:paragraph-properties style:page-number="auto"/>
      <style:text-properties officeooo:rsid="00a055c0" officeooo:paragraph-rsid="00a055c0"/>
    </style:style>
    <style:style style:name="P35" style:family="paragraph" style:parent-style-name="Corpo_20_do_20_texto_3a__20_título_20__28_geral_29_" style:master-page-name="TCC_20_Univás_3a__20_elementos_20_textuais_20__28_sem_20_núm._20_pág._29_">
      <style:paragraph-properties style:page-number="auto"/>
      <style:text-properties officeooo:rsid="00a18948" officeooo:paragraph-rsid="00a18948"/>
    </style:style>
    <style:style style:name="P36" style:family="paragraph" style:parent-style-name="Corpo_20_do_20_texto_3a__20_título_20__28_geral_29_" style:master-page-name="TCC_20_Univás_3a__20_elementos_20_textuais_20__28_sem_20_núm._20_pág._29_">
      <style:paragraph-properties style:page-number="auto"/>
      <style:text-properties officeooo:rsid="00a572e0" officeooo:paragraph-rsid="00a572e0"/>
    </style:style>
    <style:style style:name="P37" style:family="paragraph" style:parent-style-name="Corpo_20_do_20_texto_3a__20_título_20__28_geral_29_" style:master-page-name="TCC_20_Univás_3a__20_elementos_20_textuais_20__28_sem_20_núm._20_pág._29_">
      <style:paragraph-properties style:page-number="auto"/>
      <style:text-properties officeooo:rsid="00b83572" officeooo:paragraph-rsid="00b83572"/>
    </style:style>
    <style:style style:name="P38" style:family="paragraph" style:parent-style-name="Corpo_20_do_20_texto_3a__20_título_20__28_geral_29_" style:master-page-name="TCC_20_Univás_3a__20_elementos_20_textuais_20__28_sem_20_núm._20_pág._29_">
      <style:paragraph-properties style:page-number="auto"/>
      <style:text-properties officeooo:rsid="00ba3833" officeooo:paragraph-rsid="00ba3833"/>
    </style:style>
    <style:style style:name="P39" style:family="paragraph" style:parent-style-name="Corpo_20_do_20_texto_3a__20_subtítulos_20_1">
      <style:text-properties officeooo:rsid="00b1c4b8" officeooo:paragraph-rsid="00b1c4b8"/>
    </style:style>
    <style:style style:name="P40" style:family="paragraph" style:parent-style-name="Corpo_20_do_20_texto_3a__20_subtítulos_20_1">
      <style:text-properties officeooo:rsid="00b52594" officeooo:paragraph-rsid="00b52594"/>
    </style:style>
    <style:style style:name="P41" style:family="paragraph" style:parent-style-name="Corpo_20_do_20_texto_3a__20_subtítulos_20_1">
      <style:text-properties officeooo:rsid="00b60bdd" officeooo:paragraph-rsid="00b60bdd"/>
    </style:style>
    <style:style style:name="P42" style:family="paragraph" style:parent-style-name="Corpo_20_do_20_texto_3a__20_subtítulos_20_1">
      <style:text-properties officeooo:rsid="00b71230" officeooo:paragraph-rsid="00b71230"/>
    </style:style>
    <style:style style:name="P43" style:family="paragraph" style:parent-style-name="Corpo_20_do_20_texto_3a__20_subtítulos_20_1">
      <style:text-properties officeooo:rsid="00be8672" officeooo:paragraph-rsid="00be8672"/>
    </style:style>
    <style:style style:name="P44" style:family="paragraph" style:parent-style-name="Corpo_20_do_20_texto_3a__20_subtítulos_20_1">
      <style:text-properties officeooo:rsid="00bf9b09" officeooo:paragraph-rsid="00bf9b09"/>
    </style:style>
    <style:style style:name="P45" style:family="paragraph" style:parent-style-name="Corpo_20_do_20_texto_3a__20_subtítulos_20_1">
      <style:text-properties officeooo:rsid="00bff377" officeooo:paragraph-rsid="00bff377"/>
    </style:style>
    <style:style style:name="P46" style:family="paragraph" style:parent-style-name="Corpo_20_do_20_texto_3a__20_subtítulos_20_1">
      <style:text-properties officeooo:rsid="00c01d6a" officeooo:paragraph-rsid="00c01d6a"/>
    </style:style>
    <style:style style:name="P47" style:family="paragraph" style:parent-style-name="Corpo_20_do_20_texto_3a__20_subtítulos_20_1">
      <style:text-properties officeooo:rsid="00c1d8f4" officeooo:paragraph-rsid="00c1d8f4"/>
    </style:style>
    <style:style style:name="P48" style:family="paragraph" style:parent-style-name="Corpo_20_do_20_texto_3a__20_texto_20__28_geral_29_" style:list-style-name="L1"/>
    <style:style style:name="P49" style:family="paragraph" style:parent-style-name="Corpo_20_do_20_texto_3a__20_texto_20__28_geral_29_" style:list-style-name="L2"/>
    <style:style style:name="P50" style:family="paragraph" style:parent-style-name="Corpo_20_do_20_texto_3a__20_texto_20__28_geral_29_">
      <style:paragraph-properties fo:margin-left="0in" fo:margin-right="0in" fo:text-indent="0in" style:auto-text-indent="false"/>
    </style:style>
    <style:style style:name="P51" style:family="paragraph" style:parent-style-name="Corpo_20_do_20_texto_3a__20_texto_20__28_geral_29_">
      <style:paragraph-properties fo:margin-left="0in" fo:margin-right="0in" fo:text-indent="0in" style:auto-text-indent="false"/>
      <style:text-properties officeooo:paragraph-rsid="00a572e0"/>
    </style:style>
    <style:style style:name="P52" style:family="paragraph" style:parent-style-name="Corpo_20_do_20_texto_3a__20_subtítulos_20_2">
      <style:text-properties officeooo:rsid="00ab0339" officeooo:paragraph-rsid="00ab0339"/>
    </style:style>
    <style:style style:name="P53" style:family="paragraph" style:parent-style-name="Corpo_20_do_20_texto_3a__20_subtítulos_20_2">
      <style:text-properties officeooo:rsid="00ad226d" officeooo:paragraph-rsid="00ad226d"/>
    </style:style>
    <style:style style:name="P54" style:family="paragraph" style:parent-style-name="Corpo_20_do_20_texto_3a__20_subtítulos_20_2">
      <style:text-properties fo:language="en" fo:country="US" officeooo:rsid="00b3328a" officeooo:paragraph-rsid="00b3328a"/>
    </style:style>
    <style:style style:name="P55" style:family="paragraph" style:parent-style-name="Corpo_20_do_20_texto_3a__20_subtítulos_20_2">
      <style:text-properties officeooo:rsid="00b3328a" officeooo:paragraph-rsid="00b3328a"/>
    </style:style>
    <style:style style:name="P56" style:family="paragraph" style:parent-style-name="Sumário_3a__20_itens_20_nível_20_3">
      <style:paragraph-properties>
        <style:tab-stops>
          <style:tab-stop style:position="5.8992in" style:type="right" style:leader-style="dotted" style:leader-text="."/>
        </style:tab-stops>
      </style:paragraph-properties>
    </style:style>
    <style:style style:name="T1" style:family="text">
      <style:text-properties officeooo:rsid="00021f69"/>
    </style:style>
    <style:style style:name="T2" style:family="text">
      <style:text-properties officeooo:rsid="00022154"/>
    </style:style>
    <style:style style:name="T3" style:family="text">
      <style:text-properties fo:font-style="italic" style:font-style-asian="italic" style:font-style-complex="italic"/>
    </style:style>
    <style:style style:name="T4" style:family="text">
      <style:text-properties fo:font-style="italic" officeooo:rsid="021ac94a"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language="pt" fo:country="BR" officeooo:rsid="033a6dbc"/>
    </style:style>
    <style:style style:name="T7" style:family="text">
      <style:text-properties fo:language="en" fo:country="US"/>
    </style:style>
    <style:style style:name="T8" style:family="text">
      <style:text-properties fo:language="en" fo:country="US" fo:font-style="italic" style:font-style-asian="italic" style:font-style-complex="italic"/>
    </style:style>
    <style:style style:name="T9" style:family="text">
      <style:text-properties fo:language="en" fo:country="US" fo:font-style="italic" officeooo:rsid="01abadbf" style:font-style-asian="italic" style:font-style-complex="italic"/>
    </style:style>
    <style:style style:name="T10" style:family="text">
      <style:text-properties fo:language="en" fo:country="US" fo:font-style="italic" officeooo:rsid="0067840a" style:font-style-asian="italic" style:font-style-complex="italic"/>
    </style:style>
    <style:style style:name="T11" style:family="text">
      <style:text-properties fo:language="en" fo:country="US" fo:font-style="italic" officeooo:rsid="008e95e1" style:font-style-asian="italic" style:font-style-complex="italic"/>
    </style:style>
    <style:style style:name="T12" style:family="text">
      <style:text-properties fo:language="en" fo:country="US" fo:font-style="italic" fo:font-weight="normal" style:font-style-asian="italic" style:font-weight-asian="normal" style:font-style-complex="italic" style:font-weight-complex="normal"/>
    </style:style>
    <style:style style:name="T13" style:family="text">
      <style:text-properties fo:language="en" fo:country="US" fo:font-style="normal" style:font-style-asian="normal" style:font-style-complex="normal"/>
    </style:style>
    <style:style style:name="T14" style:family="text">
      <style:text-properties fo:language="en" fo:country="US" fo:font-style="normal" officeooo:rsid="031a0715" style:font-style-asian="normal" style:font-style-complex="normal"/>
    </style:style>
    <style:style style:name="T15" style:family="text">
      <style:text-properties fo:language="en" fo:country="US" officeooo:rsid="01abadbf"/>
    </style:style>
    <style:style style:name="T16" style:family="text">
      <style:text-properties fo:language="en" fo:country="US" officeooo:rsid="033a6dbc"/>
    </style:style>
    <style:style style:name="T17" style:family="text">
      <style:text-properties officeooo:rsid="003905b0"/>
    </style:style>
    <style:style style:name="T18" style:family="text">
      <style:text-properties officeooo:rsid="003e1f32"/>
    </style:style>
    <style:style style:name="T19" style:family="text">
      <style:text-properties officeooo:rsid="003e241d"/>
    </style:style>
    <style:style style:name="T20" style:family="text">
      <style:text-properties officeooo:rsid="00412906"/>
    </style:style>
    <style:style style:name="T21" style:family="text">
      <style:text-properties officeooo:rsid="0042ffb4"/>
    </style:style>
    <style:style style:name="T22" style:family="text">
      <style:text-properties officeooo:rsid="004ee629"/>
    </style:style>
    <style:style style:name="T23" style:family="text">
      <style:text-properties officeooo:rsid="005d8639"/>
    </style:style>
    <style:style style:name="T24" style:family="text">
      <style:text-properties officeooo:rsid="005e4587"/>
    </style:style>
    <style:style style:name="T25" style:family="text">
      <style:text-properties fo:font-style="normal" officeooo:rsid="021ac94a" style:font-style-asian="normal" style:font-style-complex="normal"/>
    </style:style>
    <style:style style:name="T26" style:family="text">
      <style:text-properties officeooo:rsid="00732d57"/>
    </style:style>
    <style:style style:name="T27" style:family="text">
      <style:text-properties officeooo:rsid="007b2c72"/>
    </style:style>
    <style:style style:name="T28" style:family="text">
      <style:text-properties officeooo:rsid="007b45fe"/>
    </style:style>
    <style:style style:name="T29" style:family="text">
      <style:text-properties officeooo:rsid="00940ee2"/>
    </style:style>
    <style:style style:name="T30" style:family="text">
      <style:text-properties officeooo:rsid="00959abc"/>
    </style:style>
    <style:style style:name="T31" style:family="text">
      <style:text-properties officeooo:rsid="0096d3ea"/>
    </style:style>
    <style:style style:name="T32" style:family="text">
      <style:text-properties officeooo:rsid="00979e68"/>
    </style:style>
    <style:style style:name="T33" style:family="text">
      <style:text-properties officeooo:rsid="009828bc"/>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Felipe <text:span text:style-name="T1">rodrigues do prado</text:span></text:p>
      <text:p text:style-name="Capa_3a__20_identificações"><text:span text:style-name="T2">João</text:span>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título">Modularização de softwares</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Capa_3a__20_identificações">2015</text:p>
      <text:p text:style-name="P27">Felipe Rodrigues do Prado</text:p>
      <text:p text:style-name="Capa_3a__20_identificações">João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título">Modularização de softwares</text:p>
      <text:p text:style-name="Capa_3a__20_identificações"/>
      <text:p text:style-name="Capa_3a__20_identificações"/>
      <text:p text:style-name="Capa_3a__20_texto">Pesquisa para desenvolvimento do projeto apresentado à disciplina de TCC 1 do curso de Sistemas de Informação como requisito parcial para obtenção de créditos.</text:p>
      <text:p text:style-name="Capa_3a__20_texto"/>
      <text:p text:style-name="Capa_3a__20_identificações"/>
      <text:p text:style-name="Capa_3a__20_identificações"/>
      <text:p text:style-name="Capa_3a__20_texto">Orientador: Ms. Márcio Emílio Cruz Vono de Azevedo.</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P1">2015</text:p>
      <text:illustration-index text:style-name="Sect1" text:name="Índice de figuras1">
        <text:illustration-index-source text:caption-sequence-name="Illustration" text:caption-sequence-format="text">
          <text:index-title-template text:style-name="Listas_3a__20_titulos">Lista de figuras</text:index-title-template>
          <text:illustration-index-entry-template text:style-name="Listas_3a__20_textos">
            <text:index-entry-text/>
            <text:index-entry-tab-stop style:type="right" style:leader-char="."/>
            <text:index-entry-page-number/>
          </text:illustration-index-entry-template>
        </text:illustration-index-source>
        <text:index-body>
          <text:index-title text:style-name="Sect1" text:name="Índice de figuras1_Head">
            <text:p text:style-name="P28">Lista de figuras</text:p>
          </text:index-title>
        </text:index-body>
      </text:illustration-index>
      <text:p text:style-name="P1"/>
      <text:table-index text:style-name="Sect1" text:name="Índice de tabelas1">
        <text:table-index-source text:caption-sequence-name="Table" text:caption-sequence-format="text">
          <text:index-title-template text:style-name="Listas_3a__20_titulos">Lista de tabelas</text:index-title-template>
          <text:table-index-entry-template text:style-name="Listas_3a__20_textos">
            <text:index-entry-text/>
            <text:index-entry-tab-stop style:type="right" style:leader-char="."/>
            <text:index-entry-page-number/>
          </text:table-index-entry-template>
        </text:table-index-source>
        <text:index-body>
          <text:index-title text:style-name="Sect1" text:name="Índice de tabelas1_Head">
            <text:p text:style-name="P28">Lista de tabelas</text:p>
          </text:index-title>
        </text:index-body>
      </text:table-index>
      <text:p text:style-name="P25"/>
      <text:p text:style-name="P29">Lista de abreviaturas e siglas</text:p>
      <text:p text:style-name="P2">API<text:tab/><text:tab/><text:span text:style-name="T8">Application</text:span><text:span text:style-name="T3"> </text:span><text:span text:style-name="T8">Programming</text:span><text:span text:style-name="T3"> Interface</text:span></text:p>
      <text:p text:style-name="P2"><text:span text:style-name="T25">BSD</text:span><text:span text:style-name="T4"> <text:tab/><text:tab/></text:span><text:span text:style-name="T5">Berkeley Software </text:span><text:span text:style-name="T12">Distribution</text:span></text:p>
      <text:p text:style-name="P2">CSS<text:tab/><text:tab/><text:span text:style-name="T8">Cascading</text:span><text:span text:style-name="T3"> </text:span><text:span text:style-name="T8">Style</text:span><text:span text:style-name="T3"> </text:span><text:span text:style-name="T8">Sheet</text:span></text:p>
      <text:p text:style-name="P2">EJB<text:tab/><text:tab/><text:span text:style-name="T8">Enterprise</text:span><text:span text:style-name="T3"> </text:span><text:span text:style-name="T8">JavaBeans</text:span></text:p>
      <text:p text:style-name="P2"><text:span text:style-name="T7">HTML<text:tab/><text:tab/></text:span><text:span text:style-name="T8">H</text:span><text:span text:style-name="T11">y</text:span><text:span text:style-name="T8">perText Markup Language</text:span></text:p>
      <text:p text:style-name="P2"><text:span text:style-name="T7">ICC<text:tab/><text:tab/></text:span><text:span text:style-name="T8">Inatel Competence Center</text:span></text:p>
      <text:p text:style-name="P7"><text:span text:style-name="T7">IDE<text:tab/><text:tab/></text:span><text:span text:style-name="T10">Integrated Development Environment</text:span></text:p>
      <text:p text:style-name="P2"><text:span text:style-name="T7">IoT<text:tab/><text:tab/></text:span><text:span text:style-name="T8">Internet of Things</text:span></text:p>
      <text:p text:style-name="P2"><text:span text:style-name="T13">JDBC<text:tab/><text:tab/>Java </text:span><text:span text:style-name="T8">Database Connectivity</text:span></text:p>
      <text:p text:style-name="P2"><text:span text:style-name="T14">JEE<text:tab/><text:tab/></text:span><text:span text:style-name="T8">Java Platform, Enterprise Edition.</text:span></text:p>
      <text:p text:style-name="P2">JMS<text:tab/><text:tab/>Java <text:span text:style-name="T8">Message</text:span><text:span text:style-name="T3"> </text:span><text:span text:style-name="T8">Service</text:span></text:p>
      <text:p text:style-name="P2">JPA<text:tab/><text:tab/>Java <text:span text:style-name="T8">Persistence</text:span><text:span text:style-name="T3"> </text:span>API</text:p>
      <text:p text:style-name="P2">JVM<text:tab/><text:tab/>Java <text:span text:style-name="T3">Virtual Machine</text:span></text:p>
      <text:p text:style-name="P2">NTT<text:tab/><text:tab/><text:span text:style-name="T8">Nippon</text:span><text:span text:style-name="T3"> </text:span><text:span text:style-name="T8">Telegraph</text:span><text:span text:style-name="T3"> </text:span><text:span text:style-name="T8">and</text:span><text:span text:style-name="T3"> </text:span><text:span text:style-name="T8">Telephone</text:span></text:p>
      <text:p text:style-name="P2">OSGi<text:tab/><text:tab/><text:span text:style-name="T8">Open</text:span><text:span text:style-name="T3"> </text:span><text:span text:style-name="T8">Services</text:span><text:span text:style-name="T3"> </text:span><text:span text:style-name="T8">Gateway</text:span><text:span text:style-name="T3"> </text:span><text:span text:style-name="T9">initiative</text:span></text:p>
      <text:p text:style-name="P2"><text:span text:style-name="T15">S</text:span><text:span text:style-name="T7">ENAC<text:tab/></text:span><text:span text:style-name="T6">Serviço</text:span><text:span text:style-name="T16"> </text:span><text:span text:style-name="T6">Nacional</text:span><text:span text:style-name="T16"> </text:span><text:span text:style-name="T6">de</text:span><text:span text:style-name="T16"> </text:span><text:span text:style-name="T6">Aprendizagem</text:span><text:span text:style-name="T16"> </text:span><text:span text:style-name="T6">Comercial</text:span></text:p>
      <text:p text:style-name="P2">SQL<text:tab/><text:tab/><text:span text:style-name="T8">Structured</text:span><text:span text:style-name="T3"> </text:span><text:span text:style-name="T8">Query</text:span><text:span text:style-name="T3"> </text:span><text:span text:style-name="T8">Language</text:span></text:p>
      <text:p text:style-name="P2">SRA<text:tab/><text:tab/><text:span text:style-name="T8">Systems</text:span><text:span text:style-name="T3"> </text:span><text:span text:style-name="T8">Research</text:span><text:span text:style-name="T3"> </text:span><text:span text:style-name="T8">and</text:span><text:span text:style-name="T3"> </text:span><text:span text:style-name="T8">Applications</text:span><text:span text:style-name="T3"> Corporation</text:span></text:p>
      <text:p text:style-name="P2">UNIFEI<text:tab/>Universidade Federal de Itajubá</text:p>
      <text:p text:style-name="P2">UNIVAS<text:tab/>Universidade do Vale do Sapucaí</text:p>
      <text:p text:style-name="P2">XHTML<text:tab/><text:span text:style-name="T8">Extensible</text:span><text:span text:style-name="T3"> HyperText </text:span><text:span text:style-name="T8">Markup</text:span><text:span text:style-name="T3"> </text:span><text:span text:style-name="T8">Language</text:span></text:p>
      <text:p text:style-name="P2">XML<text:tab/><text:tab/><text:span text:style-name="T8">Extensible</text:span><text:span text:style-name="T3"> </text:span><text:span text:style-name="T8">Markup</text:span><text:span text:style-name="T3"> </text:span><text:span text:style-name="T8">Language</text:span></text:p>
      <text:p text:style-name="P2"><text:span text:style-name="T7">W3C<text:tab/><text:tab/></text:span><text:span text:style-name="T8">World Wide Web Consortium</text:span></text:p>
      <text:table-of-content text:style-name="Sect1" text:name="Índice1">
        <text:table-of-content-source text:outline-level="10">
          <text:index-title-template text:style-name="Sumário_3a__20_título">Sumário</text:index-title-template>
          <text:table-of-content-entry-template text:outline-level="1" text:style-name="Sumário_3a__20_itens_20_nível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ário_3a__20_itens_20_nível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ário_3a__20_itens_20_nível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30">Sumário</text:p>
          </text:index-title>
          <text:p text:style-name="P31"><text:a xlink:type="simple" xlink:href="#__RefHeading__4575_361370671" text:style-name="Index_20_Link" text:visited-style-name="Index_20_Link">Introdução<text:tab/>6</text:a></text:p>
          <text:p text:style-name="P31"><text:a xlink:type="simple" xlink:href="#__RefHeading__4577_361370671" text:style-name="Index_20_Link" text:visited-style-name="Index_20_Link"><text:s/>2 Objetivos<text:tab/>8</text:a></text:p>
          <text:p text:style-name="P32"><text:a xlink:type="simple" xlink:href="#__RefHeading__6638_1611337593" text:style-name="Index_20_Link" text:visited-style-name="Index_20_Link"><text:s/>2.1 Objetivo geral<text:tab/>8</text:a></text:p>
          <text:p text:style-name="P32"><text:a xlink:type="simple" xlink:href="#__RefHeading__1016_730876041" text:style-name="Index_20_Link" text:visited-style-name="Index_20_Link"><text:s/>2.2 Objetivos específicos<text:tab/>8</text:a></text:p>
          <text:p text:style-name="P31"><text:a xlink:type="simple" xlink:href="#__RefHeading__4583_361370671" text:style-name="Index_20_Link" text:visited-style-name="Index_20_Link"><text:s/>3 Justificativa<text:tab/>9</text:a></text:p>
          <text:p text:style-name="P31"><text:a xlink:type="simple" xlink:href="#__RefHeading__4639_361370671" text:style-name="Index_20_Link" text:visited-style-name="Index_20_Link"><text:s/>4 Quadro Teórico<text:tab/>10</text:a></text:p>
          <text:p text:style-name="P32"><text:a xlink:type="simple" xlink:href="#__RefHeading__1018_730876041" text:style-name="Index_20_Link" text:visited-style-name="Index_20_Link"><text:s/>4.1 Modularização<text:tab/>10</text:a></text:p>
          <text:p text:style-name="P56"><text:a xlink:type="simple" xlink:href="#__RefHeading__4873_361370671" text:style-name="Index_20_Link" text:visited-style-name="Index_20_Link"><text:s/>4.1.1 Design de camadas<text:tab/>10</text:a></text:p>
          <text:p text:style-name="P56"><text:a xlink:type="simple" xlink:href="#__RefHeading__4901_361370671" text:style-name="Index_20_Link" text:visited-style-name="Index_20_Link"><text:s/>4.1.2 Design modular<text:tab/>10</text:a></text:p>
          <text:p text:style-name="P56"><text:a xlink:type="simple" xlink:href="#__RefHeading__4875_361370671" text:style-name="Index_20_Link" text:visited-style-name="Index_20_Link"><text:s/>4.1.3 Módulos<text:tab/>10</text:a></text:p>
          <text:p text:style-name="P56"><text:a xlink:type="simple" xlink:href="#__RefHeading__4903_361370671" text:style-name="Index_20_Link" text:visited-style-name="Index_20_Link"><text:s/>4.1.4 Granularidade<text:tab/>10</text:a></text:p>
          <text:p text:style-name="P56"><text:a xlink:type="simple" xlink:href="#__RefHeading__4905_361370671" text:style-name="Index_20_Link" text:visited-style-name="Index_20_Link"><text:s/>4.1.5 Mudanças<text:tab/>10</text:a></text:p>
          <text:p text:style-name="P32"><text:a xlink:type="simple" xlink:href="#__RefHeading__1020_730876041" text:style-name="Index_20_Link" text:visited-style-name="Index_20_Link"><text:s/>4.2 Especificação OSGi<text:tab/>10</text:a></text:p>
          <text:p text:style-name="P32"><text:a xlink:type="simple" xlink:href="#__RefHeading__1022_730876041" text:style-name="Index_20_Link" text:visited-style-name="Index_20_Link"><text:s/>4.3 Java<text:tab/>10</text:a></text:p>
          <text:p text:style-name="P32"><text:a xlink:type="simple" xlink:href="#__RefHeading__5019_361370671" text:style-name="Index_20_Link" text:visited-style-name="Index_20_Link"><text:s/>4.4 Spring Framework<text:tab/>10</text:a></text:p>
          <text:p text:style-name="P56"><text:a xlink:type="simple" xlink:href="#__RefHeading__5021_361370671" text:style-name="Index_20_Link" text:visited-style-name="Index_20_Link"><text:s/>4.5 Hibernate<text:tab/>10</text:a></text:p>
          <text:p text:style-name="P56"><text:a xlink:type="simple" xlink:href="#__RefHeading__5023_361370671" text:style-name="Index_20_Link" text:visited-style-name="Index_20_Link"><text:s/>4.6 PostgreSQL<text:tab/>10</text:a></text:p>
          <text:p text:style-name="P32"><text:a xlink:type="simple" xlink:href="#__RefHeading__5025_361370671" text:style-name="Index_20_Link" text:visited-style-name="Index_20_Link"><text:s/>4.7 HyperText Markup Language (HTML)<text:tab/>11</text:a></text:p>
          <text:p text:style-name="P32"><text:a xlink:type="simple" xlink:href="#__RefHeading__5027_361370671" text:style-name="Index_20_Link" text:visited-style-name="Index_20_Link"><text:s/>4.8 JavaScript<text:tab/>11</text:a></text:p>
          <text:p text:style-name="P32"><text:a xlink:type="simple" xlink:href="#__RefHeading__5029_361370671" text:style-name="Index_20_Link" text:visited-style-name="Index_20_Link"><text:s/>4.9 Cascading Style Sheet (CSS)<text:tab/>11</text:a></text:p>
          <text:p text:style-name="P32"><text:a xlink:type="simple" xlink:href="#__RefHeading__5031_361370671" text:style-name="Index_20_Link" text:visited-style-name="Index_20_Link"><text:s/>4.10 Test-Driven Development (TDD)<text:tab/>11</text:a></text:p>
          <text:p text:style-name="P31"><text:a xlink:type="simple" xlink:href="#__RefHeading__5033_361370671" text:style-name="Index_20_Link" text:visited-style-name="Index_20_Link"><text:s/>5 Quadro metodológico<text:tab/>12</text:a></text:p>
          <text:p text:style-name="P31"><text:a xlink:type="simple" xlink:href="#__RefHeading__5035_361370671" text:style-name="Index_20_Link" text:visited-style-name="Index_20_Link">Referências<text:tab/>13</text:a></text:p>
        </text:index-body>
      </text:table-of-content>
      <text:p text:style-name="P2"/>
      <text:list xml:id="list5206201495766240187" text:style-name="TCC_20_Univás_3a__20_númeração_20_títulos_20_e_20_subtítulos">
        <text:list-header>
          <text:h text:style-name="P33" text:outline-level="1"><text:bookmark-start text:name="__RefHeading__4575_361370671"/>Introdução<text:bookmark-end text:name="__RefHeading__4575_361370671"/></text:h>
        </text:list-header>
      </text:list>
      <text:p text:style-name="P2"/>
      <text:p text:style-name="P4"/>
      <text:p text:style-name="P4"/>
      <text:p text:style-name="P19">O desenvolvimento de um <text:span text:style-name="T3">software</text:span> não envolve apenas métodos de programação. Para desenvolvê-lo é necessário preocupar-se com planejamento, engenharia, metodologia e tecnologia a ser utilizada. Esses fatores influenciam na manutenção, atualização e expansão do mesmo. Dessa forma, definir tais fatores é fundamental para que o <text:span text:style-name="T3">software</text:span> seja flexível a mudanças. Pensando dessa maneira, <text:span text:style-name="T17">será demonstrado</text:span> um modelo de desenvolvimento modular, utilizando a especificação OSGi.</text:p>
      <text:p text:style-name="P19">OSGi, abreviação para <text:span text:style-name="T8">Open</text:span><text:span text:style-name="T3"> </text:span><text:span text:style-name="T8">Services</text:span><text:span text:style-name="T3"> </text:span><text:span text:style-name="T8">Gateway</text:span><text:span text:style-name="T3"> </text:span><text:span text:style-name="T8">Initiative</text:span>, possibilita o desenvolvimento de <text:span text:style-name="T3">softwares</text:span> em módulos, disponibilizando o gerenciamento dos mesmos e facilidades na manutenção e expansão da aplicação.</text:p>
      <text:p text:style-name="P19">Segundo Fernandes (2009), um sistema modular possui algumas propriedades. Deve ser autocontido, os módulos podem ser incluídos, retirados, instalados ou desinstalados. Outra propriedade é ter alta coesão. <text:span text:style-name="T18">U</text:span>m módulo deve cumprir apenas sua finalidade, ou seja, deve fazer somente as funções que lhe foram atribuídas. O baixo acoplamento é outra propriedade muito importante. <text:span text:style-name="T19">U</text:span>m módulo não precisa se preocupar com implementações de outros módulos que interagem com ele, além de permitir alterá-lo sem a necessidade de atualizar os outros.</text:p>
      <text:p text:style-name="P19">Muitos <text:span text:style-name="T3">softwares</text:span> são desenvolvidos de maneira semelhante à modularização, divididos em partes, tendo cada parte uma responsabilidade. Porém não são realmente modularizados, ou seja, não atendem ao conceito de modularização como descrito acima. <text:span text:style-name="T20">D</text:span>ois exemplos de projetos de <text:span text:style-name="T3">softwares</text:span> que foram desenvolvidos utilizando a especificação OSGi e <text:span text:style-name="T21">que atendem</text:span> a definição de modularização, <text:span text:style-name="T21">são,</text:span> IDE<text:note text:id="ftn1" text:note-class="footnote"><text:note-citation>1</text:note-citation><text:note-body><text:p text:style-name="Notas_20_de_20_rodapé">IDE – <text:span text:style-name="T26">Abreviação para </text:span><text:span text:style-name="T8">Integrated</text:span><text:span text:style-name="T3"> </text:span><text:span text:style-name="T8">Development</text:span><text:span text:style-name="T3"> </text:span><text:span text:style-name="T8">Environment.</text:span></text:p></text:note-body></text:note> Eclipse, ferramenta de desenvolvimento de softwares e o <text:span text:style-name="T7">GlassFish</text:span>, servidor de aplicações JEE<text:note text:id="ftn2" text:note-class="footnote"><text:note-citation>2</text:note-citation><text:note-body><text:p text:style-name="Notas_20_de_20_rodapé">JEE – Abreviação para Java <text:span text:style-name="T8">Platform</text:span>, <text:span text:style-name="T8">Enterprise</text:span> <text:span text:style-name="T8">Edition</text:span><text:span text:style-name="T7">.</text:span></text:p></text:note-body></text:note>.</text:p>
      <text:p text:style-name="P19">O uso da modularização, com certeza, traz grandes benefícios para o desenvolvimento e manutenção de um software. Poder parar parte de uma aplicação para fazer uma manutenção ou poder instalar novas funcionalidades, garantindo que todas as outras partes restantes continuem funcionando normalmente, seria uma característica notável da aplicação.</text:p>
      <text:p text:style-name="P20">Fernandes (2009) forneceu uma visão geral sobre <text:span text:style-name="T22">OSGI</text:span>, mostrando seus benefícios e <text:soft-page-break/>salientando a importância da plataforma Java possuir um melhor suporte à modularidade, até demonstrando com um exemplo simples as premissas e vantagens do OSGi.</text:p>
      <text:p text:style-name="P21"><text:span text:style-name="T7">Mayworm</text:span> (2010) demonstra a tecnologia OSGi no contexto de aplicações distribuídas, permitindo a disponibilização de seus serviços remotamente, integrando com diferentes <text:span text:style-name="T8">frameworks</text:span> de <text:span text:style-name="T3">middleware</text:span> para o desenvolvimento de aplicações empresariais.</text:p>
      <text:p text:style-name="P22">Malcher (2008) apresenta um modelo de componentes adaptável para se usar em ambientes distribuídos. Também analisa alguns aspectos como modelo de distribuição, transparência, descoberta de novos módulos disponíveis, desempenho e <text:span text:style-name="T3">performance</text:span> dos mesmos. Afirma ainda que para se escolher entre um modelo de distribuição – <text:span text:style-name="T8">deployment</text:span> local ou execução remota – é necessário analisar o contexto e o objetivo da aplicação, pois cada um se adapta melhor a determinadas situações e ambientes de execução.</text:p>
      <text:p text:style-name="P23">Portanto, <text:span text:style-name="T23">após despertar um grande interesse pelo modelo de desenvolvimento modular</text:span>, <text:span text:style-name="T24">será realizado estudos sobre a especificação OSGi, e ainda, o desenvolvimento de </text:span>uma aplicação <text:span text:style-name="T23">modular que demonstre tal modelo de desenvolvimento.</text:span></text:p>
      <text:list xml:id="list165323497144988" text:continue-numbering="true" text:style-name="TCC_20_Univás_3a__20_númeração_20_títulos_20_e_20_subtítulos">
        <text:list-item>
          <text:h text:style-name="P34" text:outline-level="1"><text:bookmark-start text:name="__RefHeading__4577_361370671"/>Objetivos<text:bookmark-end text:name="__RefHeading__4577_361370671"/></text:h>
        </text:list-item>
      </text:list>
      <text:p text:style-name="P2"/>
      <text:p text:style-name="P2"/>
      <text:p text:style-name="P9"/>
      <text:p text:style-name="Corpo_20_do_20_texto_3a__20_texto_20__28_geral_29_">Os objetivos desta pesquisa serão demonstrados a seguir.</text:p>
      <text:p text:style-name="P2"><text:bookmark-start text:name="__RefHeading__4579_361370671"/><text:bookmark-end text:name="__RefHeading__4579_361370671"/></text:p>
      <text:p text:style-name="P2"/>
      <text:list xml:id="list165325385840332" text:continue-numbering="true" text:style-name="TCC_20_Univás_3a__20_númeração_20_títulos_20_e_20_subtítulos">
        <text:list-item>
          <text:list>
            <text:list-item>
              <text:h text:style-name="P43" text:outline-level="2"><text:bookmark-start text:name="__RefHeading__6638_1611337593"/>Objetivo geral<text:bookmark-end text:name="__RefHeading__6638_1611337593"/></text:h>
            </text:list-item>
          </text:list>
        </text:list-item>
      </text:list>
      <text:p text:style-name="P5"/>
      <text:p text:style-name="P5"/>
      <text:list xml:id="list1003316417269661443" text:style-name="L1">
        <text:list-item>
          <text:p text:style-name="P48">Demonstrar o modelo de desenvolvimento modular utilizando a especificação OSGi para aplicações empresariais.</text:p>
        </text:list-item>
      </text:list>
      <text:p text:style-name="P6"/>
      <text:p text:style-name="P2"/>
      <text:list xml:id="list165323468000992" text:continue-list="list165325385840332" text:style-name="TCC_20_Univás_3a__20_númeração_20_títulos_20_e_20_subtítulos">
        <text:list-item>
          <text:list>
            <text:list-item>
              <text:h text:style-name="P44" text:outline-level="2"><text:bookmark-start text:name="__RefHeading__1016_730876041"/>Objetivos específicos<text:bookmark-end text:name="__RefHeading__1016_730876041"/></text:h>
            </text:list-item>
          </text:list>
        </text:list-item>
      </text:list>
      <text:p text:style-name="P2"/>
      <text:p text:style-name="P5"/>
      <text:p text:style-name="Corpo_20_do_20_texto_3a__20_texto_20__28_geral_29_">Para atingir o objetivo geral os seguintes objetivos específicos é apresentado:</text:p>
      <text:p text:style-name="Corpo_20_do_20_texto_3a__20_texto_20__28_geral_29_"/>
      <text:list xml:id="list9024681758403875256" text:style-name="L2">
        <text:list-item>
          <text:p text:style-name="P49">Pesquisar as melhores práticas e <text:span text:style-name="T8">frameworks</text:span> que contribuem para a produtividade no desenvolvimento modularizado;</text:p>
        </text:list-item>
        <text:list-item>
          <text:p text:style-name="P49">Desenvolver uma aplicação que exemplifique <text:span text:style-name="T27">o modelo de desenvolvimento modularizado através da especificação OSGi</text:span>;</text:p>
        </text:list-item>
        <text:list-item>
          <text:p text:style-name="P49">Obter através dos resultados uma conclusão sobre a<text:span text:style-name="T28">s vantagens do modelo de</text:span> desenvolvimento <text:span text:style-name="T28">modular.</text:span></text:p>
        </text:list-item>
      </text:list>
      <text:list xml:id="list165323623319216" text:continue-list="list165323468000992" text:style-name="TCC_20_Univás_3a__20_númeração_20_títulos_20_e_20_subtítulos">
        <text:list-item>
          <text:h text:style-name="P35" text:outline-level="1"><text:bookmark-start text:name="__RefHeading__4583_361370671"/>Justificativa<text:bookmark-end text:name="__RefHeading__4583_361370671"/></text:h>
        </text:list-item>
      </text:list>
      <text:p text:style-name="P2"/>
      <text:p text:style-name="P8"/>
      <text:p text:style-name="P8"/>
      <text:p text:style-name="Corpo_20_do_20_texto_3a__20_texto_20__28_geral_29_">Diante dos vários segmentos e constantes mudanças empresariais, novos <text:span text:style-name="T3">softwares</text:span> são desenvolvidos e precisam estar preparados para acompanhar as modificações que ocorrem nos processos de uma empresa. Dessa forma o desenvolvimento separado em módulos seria uma solução para atender empresas de diferentes setores em vez de criar um <text:span text:style-name="T3">software</text:span> para cada <text:span text:style-name="T29">ramo empresarial</text:span>. Além disso a utilização de módulos em um sistema torna mais flexível sua manutenção, pois a mesma é realizada nos módulos, não afetando o restante da aplicação.</text:p>
      <text:p text:style-name="Corpo_20_do_20_texto_3a__20_texto_20__28_geral_29_">O trabalho <text:span text:style-name="T30">tem</text:span> relevância na visão acadêmica diante da aprendizagem da tecnologia OSGi, <text:span text:style-name="T31">além de a</text:span>gregar conceitos sobre o desenvolvimento de softwares de forma modularizada. E ainda, por ser pouco utilizada no mercado devido à sua complexidade de aprendizagem, reunir informações e disponibilizar uma documentação com práticas de programação e vantagens que essa tecnologia pode oferecer.</text:p>
      <text:p text:style-name="Corpo_20_do_20_texto_3a__20_texto_20__28_geral_29_">Desenvolvedores de <text:span text:style-name="T3">softwares</text:span> procuram sempre a utilização de novas práticas e tecnologias produtivas. O modelo de desenvolvimento modular através da tecnologia OSGi oferece diversos benefícios que ajudam na expansão e manutenção de uma aplicação. Isto também se torna útil para as empresas, pois para novas funcionalidades seriam criados módulos, e a manutenção do sistema seria realizada somente no módulo específico, sem a necessidade de parar o restante do sistema.</text:p>
      <text:p text:style-name="Corpo_20_do_20_texto_3a__20_texto_20__28_geral_29_">Como a adoção dessa nova prática e tecnologia proporciona a reutilização de código, consequentemente não haverá a necessidade do desenvolvimento repetido de funcionalidades, economizando tempo, energia elétrica e recursos computacionais, <text:span text:style-name="T32">a</text:span>lgo que se tornou de grande valor atualmente, visando o desenvolvimento harmonioso e sustentável entre o ser humano e a natureza.</text:p>
      <text:list xml:id="list165323941844242" text:continue-numbering="true" text:style-name="TCC_20_Univás_3a__20_númeração_20_títulos_20_e_20_subtítulos">
        <text:list-item>
          <text:h text:style-name="P36" text:outline-level="1"><text:bookmark-start text:name="__RefHeading__4639_361370671"/>Quadro Teórico<text:bookmark-end text:name="__RefHeading__4639_361370671"/></text:h>
        </text:list-item>
      </text:list>
      <text:p text:style-name="P10"/>
      <text:p text:style-name="P10"/>
      <text:p text:style-name="P10"/>
      <text:p text:style-name="P24">Para que se possa desenvolver qualquer solução, é necessário o uso de algumas ferramentas, teorias e tecnologias. Abaixo serão apresentadas algumas delas, que serão utilizada<text:span text:style-name="T33">s</text:span> no desenvolvimento desta pesquisa, bem como sua utilidade.</text:p>
      <text:p text:style-name="P10"/>
      <text:p text:style-name="P2"/>
      <text:list xml:id="list165324215129829" text:continue-numbering="true" text:style-name="TCC_20_Univás_3a__20_númeração_20_títulos_20_e_20_subtítulos">
        <text:list-item>
          <text:list>
            <text:list-item>
              <text:h text:style-name="P45" text:outline-level="2"><text:bookmark-start text:name="__RefHeading__1018_730876041"/>Modularização<text:bookmark-end text:name="__RefHeading__1018_730876041"/></text:h>
            </text:list-item>
          </text:list>
        </text:list-item>
      </text:list>
      <text:p text:style-name="P2"/>
      <text:p text:style-name="P10"><text:bookmark-start text:name="__RefHeading__4871_361370671"/><text:bookmark-end text:name="__RefHeading__4871_361370671"/></text:p>
      <text:list xml:id="list165324930671574" text:continue-numbering="true" text:style-name="TCC_20_Univás_3a__20_númeração_20_títulos_20_e_20_subtítulos">
        <text:list-item>
          <text:list>
            <text:list-item>
              <text:list>
                <text:list-item>
                  <text:h text:style-name="P52" text:outline-level="3"><text:bookmark-start text:name="__RefHeading__4873_361370671"/>Design de camadas<text:bookmark-end text:name="__RefHeading__4873_361370671"/></text:h>
                </text:list-item>
                <text:list-item>
                  <text:h text:style-name="P53" text:outline-level="3"><text:bookmark-start text:name="__RefHeading__4901_361370671"/>Design modular<text:bookmark-end text:name="__RefHeading__4901_361370671"/></text:h>
                </text:list-item>
                <text:list-item>
                  <text:h text:style-name="P53" text:outline-level="3"><text:bookmark-start text:name="__RefHeading__4875_361370671"/>Módulos<text:bookmark-end text:name="__RefHeading__4875_361370671"/></text:h>
                </text:list-item>
                <text:list-item>
                  <text:h text:style-name="P53" text:outline-level="3"><text:bookmark-start text:name="__RefHeading__4903_361370671"/>Granularidade<text:bookmark-end text:name="__RefHeading__4903_361370671"/></text:h>
                </text:list-item>
                <text:list-item>
                  <text:h text:style-name="P53" text:outline-level="3"><text:bookmark-start text:name="__RefHeading__4905_361370671"/>Mudanças<text:bookmark-end text:name="__RefHeading__4905_361370671"/></text:h>
                </text:list-item>
              </text:list>
            </text:list-item>
          </text:list>
        </text:list-item>
      </text:list>
      <text:p text:style-name="P12"/>
      <text:p text:style-name="P10"/>
      <text:list xml:id="list165324992352729" text:continue-numbering="true" text:style-name="TCC_20_Univás_3a__20_númeração_20_títulos_20_e_20_subtítulos">
        <text:list-item>
          <text:list>
            <text:list-item>
              <text:h text:style-name="P46" text:outline-level="2"><text:bookmark-start text:name="__RefHeading__1020_730876041"/>Especificação OSGi<text:bookmark-end text:name="__RefHeading__1020_730876041"/></text:h>
            </text:list-item>
          </text:list>
        </text:list-item>
      </text:list>
      <text:p text:style-name="P10"/>
      <text:p text:style-name="P10"/>
      <text:list xml:id="list165323982250330" text:continue-numbering="true" text:style-name="TCC_20_Univás_3a__20_númeração_20_títulos_20_e_20_subtítulos">
        <text:list-item>
          <text:list>
            <text:list-item>
              <text:h text:style-name="P47" text:outline-level="2"><text:bookmark-start text:name="__RefHeading__1022_730876041"/>Java<text:bookmark-end text:name="__RefHeading__1022_730876041"/></text:h>
            </text:list-item>
          </text:list>
        </text:list-item>
      </text:list>
      <text:p text:style-name="P10"/>
      <text:p text:style-name="P11"/>
      <text:list xml:id="list165324031443958" text:continue-numbering="true" text:style-name="TCC_20_Univás_3a__20_númeração_20_títulos_20_e_20_subtítulos">
        <text:list-item>
          <text:list>
            <text:list-item>
              <text:h text:style-name="P39" text:outline-level="2"><text:bookmark-start text:name="__RefHeading__5019_361370671"/><text:span text:style-name="T7">Spring</text:span> <text:span text:style-name="T7">Framework</text:span><text:bookmark-end text:name="__RefHeading__5019_361370671"/></text:h>
            </text:list-item>
          </text:list>
        </text:list-item>
      </text:list>
      <text:p text:style-name="P13"/>
      <text:p text:style-name="P13"/>
      <text:list xml:id="list165323939241053" text:continue-numbering="true" text:style-name="TCC_20_Univás_3a__20_númeração_20_títulos_20_e_20_subtítulos">
        <text:list-item>
          <text:list>
            <text:list-item>
              <text:h text:style-name="P54" text:outline-level="3"><text:bookmark-start text:name="__RefHeading__5021_361370671"/>Hibernate<text:bookmark-end text:name="__RefHeading__5021_361370671"/></text:h>
            </text:list-item>
          </text:list>
        </text:list-item>
      </text:list>
      <text:p text:style-name="P14"/>
      <text:p text:style-name="P14"/>
      <text:list xml:id="list165324738691684" text:continue-numbering="true" text:style-name="TCC_20_Univás_3a__20_númeração_20_títulos_20_e_20_subtítulos">
        <text:list-item>
          <text:list>
            <text:list-item>
              <text:h text:style-name="P55" text:outline-level="3"><text:bookmark-start text:name="__RefHeading__5023_361370671"/>PostgreSQL<text:bookmark-end text:name="__RefHeading__5023_361370671"/></text:h>
            </text:list-item>
          </text:list>
        </text:list-item>
      </text:list>
      <text:p text:style-name="P14"><text:soft-page-break/></text:p>
      <text:p text:style-name="P14"/>
      <text:list xml:id="list165325008741995" text:continue-numbering="true" text:style-name="TCC_20_Univás_3a__20_númeração_20_títulos_20_e_20_subtítulos">
        <text:list-item>
          <text:list>
            <text:list-item>
              <text:h text:style-name="P40" text:outline-level="2"><text:bookmark-start text:name="__RefHeading__5025_361370671"/>HyperText <text:span text:style-name="T7">Markup</text:span> <text:span text:style-name="T7">Language</text:span> (HTML)<text:bookmark-end text:name="__RefHeading__5025_361370671"/></text:h>
            </text:list-item>
          </text:list>
        </text:list-item>
      </text:list>
      <text:p text:style-name="P15"/>
      <text:p text:style-name="P15"/>
      <text:list xml:id="list165324021665795" text:continue-numbering="true" text:style-name="TCC_20_Univás_3a__20_númeração_20_títulos_20_e_20_subtítulos">
        <text:list-item>
          <text:list>
            <text:list-item>
              <text:h text:style-name="P41" text:outline-level="2"><text:bookmark-start text:name="__RefHeading__5027_361370671"/>JavaScript<text:bookmark-end text:name="__RefHeading__5027_361370671"/></text:h>
            </text:list-item>
          </text:list>
        </text:list-item>
      </text:list>
      <text:p text:style-name="P16"/>
      <text:p text:style-name="P16"/>
      <text:list xml:id="list165324616200774" text:continue-numbering="true" text:style-name="TCC_20_Univás_3a__20_númeração_20_títulos_20_e_20_subtítulos">
        <text:list-item>
          <text:list>
            <text:list-item>
              <text:h text:style-name="P41" text:outline-level="2"><text:bookmark-start text:name="__RefHeading__5029_361370671"/><text:span text:style-name="T7">Cascading</text:span> <text:span text:style-name="T7">Style</text:span> <text:span text:style-name="T7">Sheet</text:span> (CSS)<text:bookmark-end text:name="__RefHeading__5029_361370671"/></text:h>
            </text:list-item>
          </text:list>
        </text:list-item>
      </text:list>
      <text:p text:style-name="P16"/>
      <text:p text:style-name="P16"/>
      <text:list xml:id="list165324395000006" text:continue-numbering="true" text:style-name="TCC_20_Univás_3a__20_númeração_20_títulos_20_e_20_subtítulos">
        <text:list-item>
          <text:list>
            <text:list-item>
              <text:h text:style-name="P42" text:outline-level="2"><text:bookmark-start text:name="__RefHeading__5031_361370671"/><text:span text:style-name="T7">Test-Driven</text:span> <text:span text:style-name="T7">Development</text:span> (TDD)<text:bookmark-end text:name="__RefHeading__5031_361370671"/></text:h>
            </text:list-item>
          </text:list>
        </text:list-item>
      </text:list>
      <text:p text:style-name="P17"/>
      <text:p text:style-name="P17"/>
      <text:p text:style-name="P17"/>
      <text:list xml:id="list165324884603495" text:continue-numbering="true" text:style-name="TCC_20_Univás_3a__20_númeração_20_títulos_20_e_20_subtítulos">
        <text:list-item>
          <text:h text:style-name="P37" text:outline-level="1"><text:bookmark-start text:name="__RefHeading__5033_361370671"/>Quadro metodológico<text:bookmark-end text:name="__RefHeading__5033_361370671"/></text:h>
        </text:list-item>
      </text:list>
      <text:p text:style-name="P18"/>
      <text:p text:style-name="P18"/>
      <text:p text:style-name="P18"/>
      <text:p text:style-name="P2"/>
      <text:list xml:id="list165323668173655" text:continue-numbering="true" text:style-name="TCC_20_Univás_3a__20_númeração_20_títulos_20_e_20_subtítulos">
        <text:list-header>
          <text:h text:style-name="P38" text:outline-level="1"><text:bookmark-start text:name="__RefHeading__5035_361370671"/>Referências<text:bookmark-end text:name="__RefHeading__5035_361370671"/></text:h>
        </text:list-header>
      </text:list>
      <text:p text:style-name="P3"/>
      <text:p text:style-name="P3"/>
      <text:p text:style-name="Corpo_20_do_20_texto_3a__20_texto_20__28_referência_29_"/>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CC_20_Univás" style:display-name="TCC Univás" style:family="paragraph" style:parent-style-name="Standard" style:class="text">
      <style:text-properties style:font-name="Times New Roman" fo:font-family="'Times New Roman'" style:font-style-name="Normal" style:font-family-generic="roman" style:font-pitch="variable" style:font-size-asian="10.5pt"/>
    </style:style>
    <style:style style:name="Capa_3a__20_título" style:display-name="Capa: título" style:family="paragraph" style:parent-style-name="TCC_20_Univás" style:class="text">
      <style:paragraph-properties fo:text-align="center" style:justify-single-word="false"/>
      <style:text-properties fo:text-transform="uppercase" fo:font-size="16pt" fo:font-weight="bold" style:font-size-asian="10.5pt"/>
    </style:style>
    <style:style style:name="Capa_3a__20_identificações" style:display-name="Capa: identificações" style:family="paragraph" style:parent-style-name="TCC_20_Univás" style:class="text" style:master-page-name="">
      <style:paragraph-properties fo:text-align="center" style:justify-single-word="false" style:page-number="auto"/>
      <style:text-properties fo:text-transform="uppercase" fo:font-size="14pt" fo:font-weight="bold" style:font-size-asian="10.5pt"/>
    </style:style>
    <style:style style:name="Capa_3a__20_texto" style:display-name="Capa: texto" style:family="paragraph" style:parent-style-name="TCC_20_Univás" style:class="text" style:master-page-name="">
      <style:paragraph-properties fo:margin-left="3.1492in" fo:margin-right="0in" fo:text-indent="0in" style:auto-text-indent="false" style:page-number="auto"/>
      <style:text-properties style:font-size-asian="10.5pt"/>
    </style:style>
    <style:style style:name="Footer"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Rodapé_3a__20_númeração_20_de_20_páginas" style:display-name="Rodapé: númeração de páginas" style:family="paragraph" style:parent-style-name="TCC_20_Univás" style:class="extra" style:master-page-name="Standard">
      <style:paragraph-properties fo:text-align="end" style:justify-single-word="false" style:register-true="true" style:page-number="5" fo:break-before="auto" fo:break-after="auto"/>
      <style:text-properties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as_3a__20_titulos" style:display-name="Listas: titulos" style:family="paragraph" style:parent-style-name="TCC_20_Univás">
      <style:paragraph-properties fo:margin-top="0in" fo:margin-bottom="0.7083in" loext:contextual-spacing="false" fo:text-align="center" style:justify-single-word="false"/>
      <style:text-properties fo:text-transform="uppercase" fo:font-size="14pt" fo:font-weight="bold" style:font-size-asian="10.5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as_3a__20_textos" style:display-name="Listas: textos" style:family="paragraph" style:parent-style-name="TCC_20_Univás">
      <style:paragraph-properties fo:line-height="150%"/>
      <style:text-properties style:font-size-asian="10.5pt"/>
    </style:style>
    <style:style style:name="Sumário_3a__20_título" style:display-name="Sumário: título" style:family="paragraph" style:parent-style-name="TCC_20_Univás" style:master-page-name="">
      <style:paragraph-properties fo:margin-top="0in" fo:margin-bottom="0.7083in" loext:contextual-spacing="false" fo:text-align="center" style:justify-single-word="false" style:page-number="auto"/>
      <style:text-properties fo:text-transform="uppercase" fo:font-size="14pt" fo:font-weight="bold" style:font-size-asian="10.5pt"/>
    </style:style>
    <style:style style:name="Sumário_3a__20_itens_20_nível_20_1" style:display-name="Sumário: itens nível 1" style:family="paragraph" style:parent-style-name="TCC_20_Univás">
      <style:paragraph-properties fo:line-height="150%"/>
      <style:text-properties fo:text-transform="uppercase" style:font-size-asian="10.5pt"/>
    </style:style>
    <style:style style:name="Sumário_3a__20_itens_20_nível_20_2" style:display-name="Sumário: itens nível 2" style:family="paragraph" style:parent-style-name="TCC_20_Univás" style:master-page-name="">
      <style:paragraph-properties fo:margin-left="0.1965in" fo:margin-right="0in" fo:line-height="150%" fo:text-indent="0in" style:auto-text-indent="false" style:page-number="auto"/>
      <style:text-properties style:font-size-asian="10.5pt"/>
    </style:style>
    <style:style style:name="Corpo_20_do_20_texto_3a__20_título_20__28_geral_29_" style:display-name="Corpo do texto: título (geral)" style:family="paragraph" style:parent-style-name="TCC_20_Univás" style:next-style-name="Corpo_20_do_20_texto_3a__20_texto_20__28_geral_29_" style:default-outline-level="1" style:list-style-name="TCC_20_Univás_3a__20_númeração_20_títulos_20_e_20_subtítulos">
      <style:paragraph-properties fo:margin-left="0in" fo:margin-right="0in" fo:line-height="150%" fo:text-indent="0in" style:auto-text-indent="false" text:number-lines="true" text:line-number="2"/>
      <style:text-properties fo:text-transform="uppercase" fo:font-size="14pt" fo:font-weight="bold" style:font-size-asian="10.5pt"/>
    </style:style>
    <style:style style:name="Corpo_20_do_20_texto_3a__20_subtítulos_20_1" style:display-name="Corpo do texto: subtítulos 1" style:family="paragraph" style:parent-style-name="TCC_20_Univás" style:next-style-name="Corpo_20_do_20_texto_3a__20_texto_20__28_geral_29_" style:default-outline-level="2" style:list-style-name="TCC_20_Univás_3a__20_númeração_20_títulos_20_e_20_subtítulos" style:master-page-name="">
      <style:paragraph-properties fo:margin-left="0in" fo:margin-right="0in" fo:line-height="150%" fo:text-indent="0in" style:auto-text-indent="false" style:page-number="auto" fo:background-color="transparent">
        <style:background-image/>
      </style:paragraph-properties>
      <style:text-properties fo:font-weight="bold" style:font-size-asian="10.5pt"/>
    </style:style>
    <style:style style:name="Corpo_20_do_20_texto_3a__20_texto_20__28_geral_29_" style:display-name="Corpo do texto: texto (geral)" style:family="paragraph" style:parent-style-name="TCC_20_Univás">
      <style:paragraph-properties fo:margin-left="0in" fo:margin-right="0in" fo:line-height="150%" fo:text-align="justify" style:justify-single-word="false" fo:text-indent="0.4925in" style:auto-text-indent="false"/>
      <style:text-properties style:font-size-asian="10.5pt"/>
    </style:style>
    <style:style style:name="Corpo_20_do_20_texto_3a__20_texto_20__28_referência_29_" style:display-name="Corpo do texto: texto (referência)" style:family="paragraph" style:parent-style-name="TCC_20_Univás">
      <style:paragraph-properties fo:line-height="150%"/>
      <style:text-properties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otas_20_de_20_rodapé" style:display-name="Notas de rodapé" style:family="paragraph" style:parent-style-name="TCC_20_Univás" style:master-page-name="">
      <style:paragraph-properties fo:margin-left="0.2362in" fo:margin-right="0in" fo:text-indent="-0.2362in" style:auto-text-indent="false" style:page-number="auto">
        <style:tab-stops/>
      </style:paragraph-properties>
      <style:text-properties fo:font-size="8pt" style:font-size-asian="10.5pt"/>
    </style:style>
    <style:style style:name="Corpo_20_do_20_texto_3a__20_subtítulos_20_2" style:display-name="Corpo do texto: subtítulos 2" style:family="paragraph" style:parent-style-name="TCC_20_Univás" style:next-style-name="Corpo_20_do_20_texto_3a__20_texto_20__28_geral_29_" style:default-outline-level="3" style:list-style-name="TCC_20_Univás_3a__20_númeração_20_títulos_20_e_20_subtítulos">
      <style:paragraph-properties fo:margin-left="0in" fo:margin-right="0in" fo:line-height="150%" fo:text-indent="0in" style:auto-text-indent="false"/>
      <style:text-properties fo:font-weight="bold" style:font-size-asian="10.5pt"/>
    </style:style>
    <style:style style:name="Sumário_3a__20_itens_20_nível_20_3" style:display-name="Sumário: itens nível 3" style:family="paragraph" style:parent-style-name="TCC_20_Univás">
      <style:paragraph-properties fo:margin-left="0.4in" fo:margin-right="0in" fo:line-height="150%" fo:text-indent="0in" style:auto-text-indent="false"/>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TCC_20_Univás_3a__20_númeração_20_títulos_20_e_20_subtítulos" style:display-name="TCC Univás: númeração títulos e subtítulos">
      <text:list-level-style-number text:level="1" text:style-name="Numbering_20_Symbols" style:num-prefix=" " style:num-suffix=" " style:num-format="1" text:start-value="2">
        <style:list-level-properties text:list-level-position-and-space-mode="label-alignment">
          <style:list-level-label-alignment text:label-followed-by="nothing"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1.1811in" fo:margin-bottom="0.7874in" fo:margin-left="1.1811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1.1811in" fo:margin-bottom="0.7874in" fo:margin-left="1.1811in" fo:margin-right="0.7874in" style:register-truth-ref-style-name="Rodapé_3a__20_númeração_20_de_20_páginas"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5">
      <style:page-layout-properties fo:page-width="8.2681in" fo:page-height="11.6929in" style:num-format="1" style:print-orientation="portrait" fo:margin-top="1.1811in" fo:margin-bottom="0.7874in" fo:margin-left="1.1811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master-page style:name="Index" style:page-layout-name="Mpm2">
      <style:footer>
        <text:p text:style-name="Footer"><text:page-number text:select-page="current">0</text:page-number></text:p>
      </style:footer>
    </style:master-page>
    <style:master-page style:name="TCC_20_Univás_3a__20_elementos_20_pré-textuais" style:display-name="TCC Univás: elementos pré-textuais" style:page-layout-name="Mpm3"/>
    <style:master-page style:name="First_20_Page" style:display-name="First Page" style:page-layout-name="Mpm1" style:next-style-name="Standard"/>
    <style:master-page style:name="TCC_20_Univás_3a__20_elementos_20_textuais_20__28_com_20_núm._20_pág._29_" style:display-name="TCC Univás: elementos textuais (com núm. pág.)" style:page-layout-name="Mpm4" style:next-style-name="TCC_20_Univás_3a__20_elementos_20_textuais_20__28_sem_20_núm._20_pág._29_">
      <style:footer>
        <text:p text:style-name="Rodapé_3a__20_númeração_20_de_20_páginas"><text:page-number text:select-page="current">11</text:page-number></text:p>
      </style:footer>
    </style:master-page>
    <style:master-page style:name="TCC_20_Univás_3a__20_elementos_20_textuais_20__28_sem_20_núm._20_pág._29_" style:display-name="TCC Univás: elementos textuais (sem núm. pág.)" style:page-layout-name="Mpm5" style:next-style-name="TCC_20_Univás_3a__20_elementos_20_textuais_20__28_com_20_núm._20_pág._29_">
      <style:footer>
        <text:p text:style-name="Rodapé_3a__20_númeração_20_de_20_páginas"/>
      </style:footer>
    </style:master-page>
    <style:master-page style:name="TCC_20_Univás_3a__20_elementos_20_pós-textuais" style:display-name="TCC Univás: elementos pós-textuai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20:27:12.245000000</meta:creation-date>
    <meta:editing-duration>PT2H35M18S</meta:editing-duration>
    <meta:editing-cycles>141</meta:editing-cycles>
    <meta:generator>LibreOffice/4.3.3.2$Linux_X86_64 LibreOffice_project/430m0$Build-2</meta:generator>
    <meta:initial-creator>Felipe Rodrigues</meta:initial-creator>
    <dc:date>2015-06-15T16:53:22.924503315</dc:date>
    <dc:creator>Felipe Prado</dc:creator>
    <meta:document-statistic meta:table-count="0" meta:image-count="0" meta:object-count="0" meta:page-count="15" meta:paragraph-count="111" meta:word-count="1168" meta:character-count="8196" meta:non-whitespace-character-count="7077"/>
  </office:meta>
</office:document-meta>
</file>